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381cm"/>
    </style:style>
    <style:style style:name="Table1.B" style:family="table-column">
      <style:table-column-properties style:column-width="3.17cm"/>
    </style:style>
    <style:style style:name="Table1.C" style:family="table-column">
      <style:table-column-properties style:column-width="10.44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e6691"/>
    </style:style>
    <style:style style:name="P2" style:family="paragraph" style:parent-style-name="Standard">
      <style:text-properties fo:color="#c9211e" loext:opacity="100%" fo:font-weight="bold" style:font-weight-asian="bold" style:font-weight-complex="bold"/>
    </style:style>
    <style:style style:name="P3" style:family="paragraph" style:parent-style-name="Standard">
      <style:text-properties fo:color="#c9211e" loext:opacity="100%" fo:font-weight="bold" officeooo:paragraph-rsid="0022ee1b" style:font-weight-asian="bold" style:font-weight-complex="bold"/>
    </style:style>
    <style:style style:name="P4" style:family="paragraph" style:parent-style-name="Heading_20_3">
      <style:text-properties officeooo:paragraph-rsid="00255206"/>
    </style:style>
    <style:style style:name="P5" style:family="paragraph" style:parent-style-name="Heading_20_3">
      <style:paragraph-properties fo:text-align="center" style:justify-single-word="false"/>
      <style:text-properties officeooo:paragraph-rsid="00255206"/>
    </style:style>
    <style:style style:name="P6" style:family="paragraph" style:parent-style-name="Standard">
      <style:text-properties officeooo:rsid="00288422" officeooo:paragraph-rsid="00288422"/>
    </style:style>
    <style:style style:name="P7" style:family="paragraph" style:parent-style-name="Standard">
      <style:text-properties officeooo:rsid="002bce5e" officeooo:paragraph-rsid="002bce5e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bce5e" officeooo:paragraph-rsid="002bce5e" style:font-weight-asian="bold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7">
      <style:text-properties officeooo:paragraph-rsid="002325a2"/>
    </style:style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>
      <style:text-properties officeooo:paragraph-rsid="00255206"/>
    </style:style>
    <style:style style:name="P18" style:family="paragraph" style:parent-style-name="Text_20_body">
      <style:text-properties officeooo:rsid="0026f246" officeooo:paragraph-rsid="0026f246"/>
    </style:style>
    <style:style style:name="P19" style:family="paragraph" style:parent-style-name="Text_20_body">
      <style:text-properties officeooo:rsid="0026f246" officeooo:paragraph-rsid="0029ddf7"/>
    </style:style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>
      <style:text-properties officeooo:rsid="002bce5e" officeooo:paragraph-rsid="002bce5e"/>
    </style:style>
    <style:style style:name="P23" style:family="paragraph" style:parent-style-name="Text_20_body" style:list-style-name="L12"/>
    <style:style style:name="P24" style:family="paragraph">
      <style:paragraph-properties fo:margin-top="0.42cm" fo:margin-bottom="0.349cm"/>
    </style:style>
    <style:style style:name="P25" style:family="paragraph">
      <loext:graphic-properties draw:fill="none" draw:fill-color="#ffffff"/>
      <style:paragraph-properties fo:margin-top="0.42cm" fo:margin-bottom="0.349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e6691"/>
    </style:style>
    <style:style style:name="T6" style:family="text">
      <style:text-properties officeooo:rsid="00218a9d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style:use-window-font-color="true" loext:opacity="0%" fo:font-weight="bold" officeooo:rsid="00218a9d" style:font-weight-asian="bold" style:font-weight-complex="bold"/>
    </style:style>
    <style:style style:name="T11" style:family="text">
      <style:text-properties style:use-window-font-color="true" loext:opacity="0%" officeooo:rsid="0022ee1b"/>
    </style:style>
    <style:style style:name="T12" style:family="text">
      <style:text-properties officeooo:rsid="0022ee1b"/>
    </style:style>
    <style:style style:name="T13" style:family="text">
      <style:text-properties fo:font-variant="normal" fo:text-transform="none" style:use-window-font-color="true" loext:opacity="0%" style:font-name="Menlo" fo:font-size="12pt" fo:letter-spacing="normal" fo:font-style="normal" fo:font-weight="bold" fo:background-color="#424242" loext:char-shading-value="0" loext:padding="0cm" loext:border="none"/>
    </style:style>
    <style:style style:name="T14" style:family="text"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T15" style:family="text">
      <style:text-properties officeooo:rsid="002325a2"/>
    </style:style>
    <style:style style:name="T16" style:family="text">
      <style:text-properties officeooo:rsid="00255206"/>
    </style:style>
    <style:style style:name="T17" style:family="text">
      <style:text-properties officeooo:rsid="0029ddf7"/>
    </style:style>
    <style:style style:name="T18" style:family="text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36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6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3">TECLA</text:span></text:span><text:span text:style-name="T3"> UTILIZADOS PELA</text:span><text:span text:style-name="T2"> MINILIBX </text:span><text:span text:style-name="T3">PARA IDENTIFICAR EVENTOS DE TECLADO.</text:span><text:span text:style-name="T4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Tecla</text:span></text:p>
            </table:table-cell>
            <table:table-cell table:style-name="Table1.A1" office:value-type="string">
              <text:p text:style-name="Table_20_Heading"><text:span text:style-name="Strong_20_Emphasis">Valor (MiniLibX)</text:span></text:p>
            </table:table-cell>
            <table:table-cell table:style-name="Table1.A1" office:value-type="string">
              <text:p text:style-name="Table_20_Heading"><text:span text:style-name="Strong_20_Emphasis">Descrição Abreviada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ESC</text:span></text:p>
          </table:table-cell>
          <table:table-cell table:style-name="Table1.A1" office:value-type="string">
            <text:p text:style-name="Table_20_Contents">53</text:p>
          </table:table-cell>
          <table:table-cell table:style-name="Table1.A1" office:value-type="string">
            <text:p text:style-name="Table_20_Contents">Fecha a janela e encerra o program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W</text:span>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Move o personagem para cim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</text:span>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Move o personagem para a esquerd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</text:span>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Move o personagem para baixo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</text:span>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Move o personagem para a direit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a para cima</text:span></text:p>
          </table:table-cell>
          <table:table-cell table:style-name="Table1.A1" office:value-type="string">
            <text:p text:style-name="Table_20_Contents">126</text:p>
          </table:table-cell>
          <table:table-cell table:style-name="Table1.A1" office:value-type="string">
            <text:p text:style-name="Table_20_Contents">Move o personagem para cima (alternativa ao "W"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a para baixo</text:span></text:p>
          </table:table-cell>
          <table:table-cell table:style-name="Table1.A1" office:value-type="string">
            <text:p text:style-name="Table_20_Contents">125</text:p>
          </table:table-cell>
          <table:table-cell table:style-name="Table1.A1" office:value-type="string">
            <text:p text:style-name="Table_20_Contents">Move o personagem para baixo (alternativa ao "S"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a para esquerda</text:span>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Move o personagem para a esquerda (alternativa ao "A"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a para direita</text:span></text:p>
          </table:table-cell>
          <table:table-cell table:style-name="Table1.A1" office:value-type="string">
            <text:p text:style-name="Table_20_Contents">124</text:p>
          </table:table-cell>
          <table:table-cell table:style-name="Table1.A1" office:value-type="string">
            <text:p text:style-name="Table_20_Contents">Move o personagem para a direita (alternativa ao "D"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ecla Espaço</text:span></text:p>
          </table:table-cell>
          <table:table-cell table:style-name="Table1.A1" office:value-type="string">
            <text:p text:style-name="Table_20_Contents">49</text:p>
          </table:table-cell>
          <table:table-cell table:style-name="Table1.A1" office:value-type="string">
            <text:p text:style-name="Table_20_Contents">Pode ser usada como uma ação especial no jogo (por exemplo, pular).</text:p>
          </table:table-cell>
        </table:table-row>
      </table:table>
      <text:h text:style-name="Heading_20_3" text:outline-level="3"><text:span text:style-name="Source_20_Text">TILE_SIZE</text:span></text:h>
      <text:list text:style-name="L1">
        <text:list-item>
          <text:p text:style-name="P9"><text:span text:style-name="Strong_20_Emphasis">Descrição</text:span>: Define o tamanho de cada sprite no jogo. Um sprite é uma imagem ou textura usada para representar elementos visuais, como o personagem, paredes ou objetos.</text:p>
        </text:list-item>
        <text:list-item>
          <text:p text:style-name="P9"><text:span text:style-name="Strong_20_Emphasis">Valor</text:span>: <text:span text:style-name="Source_20_Text">64</text:span> pixels.</text:p>
        </text:list-item>
        <text:list-item>
          <text:p text:style-name="P9"><text:span text:style-name="Strong_20_Emphasis">Uso</text:span>: Indica que cada tile (unidade do mapa) terá 64x64 pixels. Isso ajuda a uniformizar o tamanho dos elementos gráficos no jogo.</text:p>
        </text:list-item>
      </text:list>
      <text:h text:style-name="Heading_20_3" text:outline-level="3"><text:span text:style-name="Source_20_Text">KEY_ESC</text:span></text:h>
      <text:list text:style-name="L2">
        <text:list-item>
          <text:p text:style-name="P10"><text:span text:style-name="Strong_20_Emphasis">Descrição</text:span>: Representa a tecla "ESC" no teclado.</text:p>
        </text:list-item>
        <text:list-item>
          <text:p text:style-name="P10"><text:span text:style-name="Strong_20_Emphasis">Valor</text:span>: <text:span text:style-name="Source_20_Text">53</text:span>, que é o código da tecla no sistema de eventos do MiniLibX.</text:p>
        </text:list-item>
        <text:list-item>
          <text:p text:style-name="P10"><text:span text:style-name="Strong_20_Emphasis">Uso</text:span>: Será usado para encerrar o jogo e fechar a janela quando o jogador pressionar ESC.</text:p>
        </text:list-item>
      </text:list>
      <text:h text:style-name="Heading_20_3" text:outline-level="3"><text:span text:style-name="Source_20_Text">KEY_A</text:span></text:h>
      <text:list text:style-name="L3">
        <text:list-item>
          <text:p text:style-name="P11"><text:span text:style-name="Strong_20_Emphasis">Descrição</text:span>: Representa a tecla "A", utilizada para mover o personagem <text:span text:style-name="Strong_20_Emphasis">para a esquerda</text:span> no mapa.</text:p>
        </text:list-item>
        <text:list-item>
          <text:p text:style-name="P11"><text:span text:style-name="Strong_20_Emphasis">Valor</text:span>: <text:span text:style-name="Source_20_Text">0</text:span>, que é o código da tecla correspondente.</text:p>
        </text:list-item>
        <text:list-item>
          <text:p text:style-name="P11"><text:span text:style-name="Strong_20_Emphasis">Uso</text:span>: Ajuda na interação com o mapa ao permitir movimentação horizontal.</text:p>
        </text:list-item>
      </text:list>
      <text:h text:style-name="Heading_20_3" text:outline-level="3"><text:span text:style-name="Source_20_Text">KEY_S</text:span></text:h>
      <text:list text:style-name="L4">
        <text:list-item>
          <text:p text:style-name="P12"><text:span text:style-name="Strong_20_Emphasis">Descrição</text:span>: Representa a tecla "S", utilizada para mover o personagem <text:span text:style-name="Strong_20_Emphasis">para baixo</text:span> no mapa.</text:p>
        </text:list-item>
        <text:list-item>
          <text:p text:style-name="P12"><text:span text:style-name="Strong_20_Emphasis">Valor</text:span>: <text:span text:style-name="Source_20_Text">1</text:span>, que é o código da tecla correspondente.</text:p>
        </text:list-item>
        <text:list-item>
          <text:p text:style-name="P12"><text:span text:style-name="Strong_20_Emphasis">Uso</text:span>: Implementado para permitir deslocamento vertical no jogo.</text:p>
        </text:list-item>
      </text:list>
      <text:h text:style-name="Heading_20_3" text:outline-level="3"><text:soft-page-break/><text:span text:style-name="Source_20_Text">KEY_D</text:span></text:h>
      <text:list text:style-name="L5">
        <text:list-item>
          <text:p text:style-name="P13"><text:span text:style-name="Strong_20_Emphasis">Descrição</text:span>: Representa a tecla "D", utilizada para mover o personagem <text:span text:style-name="Strong_20_Emphasis">para a direita</text:span> no mapa.</text:p>
        </text:list-item>
        <text:list-item>
          <text:p text:style-name="P13"><text:span text:style-name="Strong_20_Emphasis">Valor</text:span>: <text:span text:style-name="Source_20_Text">2</text:span>, que é o código da tecla correspondente.</text:p>
        </text:list-item>
        <text:list-item>
          <text:p text:style-name="P13"><text:span text:style-name="Strong_20_Emphasis">Uso</text:span>: Completa a movimentação horizontal do personagem.</text:p>
        </text:list-item>
      </text:list>
      <text:p text:style-name="Standard"/>
      <text:p text:style-name="Standard"/>
      <text:p text:style-name="Text_20_body">O campo <text:span text:style-name="T1">**</text:span><text:span text:style-name="Source_20_Text"><text:span text:style-name="T1">map</text:span></text:span> na sua estrutura representa o <text:span text:style-name="Strong_20_Emphasis">layout do mapa do jogo</text:span> em forma de uma matriz bidimensional de caracteres (<text:span text:style-name="Source_20_Text">char **map</text:span>). Cada elemento dessa matriz corresponde a um "tile" no mapa, e o conteúdo de cada posição define o tipo de elemento presente em cada parte do jogo, como paredes, chão, colecionáveis, etc.</text:p>
      <text:h text:style-name="P4" text:outline-level="3">Como <text:span text:style-name="Source_20_Text">map</text:span> funciona no jogo:</text:h>
      <text:h text:style-name="P5" text:outline-level="3"><text:span text:style-name="Strong_20_Emphasis">Estrutura do Mapa</text:span>:</text:h>
      <text:p text:style-name="P17"><text:span text:style-name="T16">O </text:span><text:span text:style-name="Source_20_Text"><text:span text:style-name="T16">map</text:span></text:span><text:span text:style-name="T16"> é carregado a partir de um arquivo </text:span><text:span text:style-name="Source_20_Text"><text:span text:style-name="T16">.ber</text:span></text:span><text:span text:style-name="T16"> contendo a descrição do mapa do jogo.</text:span></text:p>
      <text:p text:style-name="Text_20_body">Imagine um mapa representado como uma matriz de células, onde, <text:span text:style-name="T5">c</text:span>ada célula pode ser: </text:p>
      <text:list text:style-name="L7">
        <text:list-item>
          <text:p text:style-name="P14"><text:span text:style-name="Source_20_Text"><text:span text:style-name="T13">1</text:span></text:span><text:span text:style-name="T14"> = Parede (inválida para movimento).</text:span></text:p>
        </text:list-item>
        <text:list-item>
          <text:p text:style-name="P14"><text:span text:style-name="Source_20_Text"><text:span text:style-name="T13">0</text:span></text:span><text:span text:style-name="T14"> = Espaço livre (chão, onde o jogador pode andar).</text:span></text:p>
        </text:list-item>
        <text:list-item>
          <text:p text:style-name="P14"><text:span text:style-name="Source_20_Text"><text:span text:style-name="T13">E</text:span></text:span><text:span text:style-name="T14"> = Saída (opcional, se aplicável).</text:span></text:p>
        </text:list-item>
        <text:list-item>
          <text:p text:style-name="P14"><text:span text:style-name="Source_20_Text"><text:span text:style-name="T13">C</text:span></text:span><text:span text:style-name="T14"> = Coletável (opcional).</text:span></text:p>
        </text:list-item>
        <text:list-item>
          <text:p text:style-name="P14"><text:span text:style-name="Source_20_Text"><text:span text:style-name="T13">P</text:span></text:span><text:span text:style-name="T14"> = Posição inicial do jogador (opcional).</text:span></text:p>
        </text:list-item>
      </text:list>
      <text:p text:style-name="P1">As <text:span text:style-name="Strong_20_Emphasis">bordas</text:span> do mapa são compostas apenas por <text:span text:style-name="Source_20_Text">'1'</text:span>. </text:p>
      <text:p text:style-name="P1">Exemplo de um mapa com paredes corretamente configuradas:</text:p>
      <text:p text:style-name="Standard">1 1 1 <text:s/>1 1 1 1 <text:s text:c="2"/>← "Teto" (primeira linha da matriz, sempre paredes)</text:p>
      <text:p text:style-name="Standard">1 0 0 <text:s/>0 0 0 1 <text:s text:c="2"/>← Paredes laterais (esquerda/direita) </text:p>
      <text:p text:style-name="Standard">1 0 C 0 <text:span text:style-name="T15">C</text:span> 0 1 <text:s text:c="5"/>com espaço vazio no meio.</text:p>
      <text:p text:style-name="Standard">1 0 0 <text:s/>0 0 0 1 <text:s text:c="2"/></text:p>
      <text:p text:style-name="Standard">1 0 C 0 0 E 1 <text:s text:c="2"/></text:p>
      <text:p text:style-name="Standard">1 0 0 <text:s/>0 0 0 1 <text:s text:c="2"/></text:p>
      <text:p text:style-name="Standard">1 1 1 <text:s/>1 1 1 1 <text:s text:c="2"/>← "Chão" (última linha, sempre paredes)</text:p>
      <text:p text:style-name="Standard"/>
      <text:list text:style-name="L8">
        <text:list-item>
          <text:p text:style-name="P15"><text:span text:style-name="Strong_20_Emphasis">Primeira e última linhas</text:span> de <text:span text:style-name="Source_20_Text">1</text:span> formam o teto e o chão do mapa.</text:p>
        </text:list-item>
      </text:list>
      <text:list text:style-name="L9">
        <text:list-item>
          <text:p text:style-name="P16"><text:span text:style-name="Strong_20_Emphasis">Primeira e última colunas</text:span> de <text:span text:style-name="Source_20_Text">1</text:span> formam as paredes laterais.<text:line-break/></text:p>
        </text:list-item>
      </text:list>
      <text:p text:style-name="P19">Celulas acessivel <text:span text:style-name="Source_20_Text"><text:span text:style-name="T13">0</text:span></text:span> ou espaço livre são marcada com “X”, <text:span text:style-name="T17">depois de passar o player</text:span></text:p>
      <text:p text:style-name="P18">X = celula visitada</text:p>
      <text:p text:style-name="Text_20_body"/>
      <text:p text:style-name="Standard"><text:soft-page-break/></text:p>
      <text:p text:style-name="Standard"><text:s text:c="9"/>[ Teto / Cobertura ] <text:span text:style-name="T6">espaço de cima do espaço do jogo</text:span></text:p>
      <text:p text:style-name="Standard"><text:s text:c="13"/><text:span text:style-name="T7"><text:s/>____________________ <text:s text:c="2"/></text:span><text:span text:style-name="T9">→p</text:span><text:span text:style-name="T10">rimeira linha de matriz(111111)</text:span></text:p>
      <text:p text:style-name="P2"><draw:frame text:anchor-type="paragraph" draw:z-index="0" draw:name="Text Frame 1" draw:style-name="gr2" draw:text-style-name="P25" svg:width="5.689cm" svg:height="1.625cm" svg:x="-0.734cm" svg:y="0.06cm"><draw:text-box><text:p text:style-name="P24"><text:span text:style-name="T18">Nenhum elemento do jogo pode ultrapassar ou atravessar essa linha. Ela funciona como uma barreira superior.</text:span></text:p></draw:text-box></draw:frame><text:s text:c="12"/>/ <text:s text:c="38"/>/|</text:p>
      <text:p text:style-name="P2"><text:s text:c="9"/>/ <text:s text:c="38"/>/ <text:s text:c="2"/>|</text:p>
      <text:p text:style-name="P2"><text:s text:c="6"/>/___________________/ <text:s text:c="6"/>|</text:p>
      <text:p text:style-name="P3"><text:s text:c="6"/>|<text:tab/><text:tab/><text:tab/> <text:s text:c="9"/>| <text:s text:c="6"/>| <text:span text:style-name="T8">→ Parede</text:span><text:span text:style-name="T11">s</text:span><text:span text:style-name="T8"> Latera</text:span><text:span text:style-name="T11">l</text:span><text:span text:style-name="T8"> (direita)</text:span></text:p>
      <text:p text:style-name="P2"><draw:frame text:anchor-type="paragraph" draw:z-index="2" draw:name="Text Frame 3" draw:style-name="gr1" draw:text-style-name="P25" svg:width="7.806cm" svg:height="1.366cm" svg:x="5.913cm" svg:y="0.081cm"><draw:text-box><text:p text:style-name="P24"><text:span text:style-name="T18">Elas funcionam como barreiras verticais que confinam o </text:span><text:span text:style-name="T18">jogador e os elementos ao interior do mapa.</text:span></text:p></draw:text-box></draw:frame><text:s text:c="6"/>| Parede<text:span text:style-name="T12">s</text:span> Fronta<text:tab/> <text:s text:c="9"/>| <text:s text:c="6"/>|</text:p>
      <text:p text:style-name="P2"><text:s text:c="6"/>|<text:span text:style-name="T12">(Nao faz falta)</text:span><text:tab/> <text:s text:c="9"/>| <text:s text:c="6"/>|</text:p>
      <text:p text:style-name="P2"><text:s text:c="6"/>| <text:s text:c="18"/><text:tab/> <text:s text:c="9"/>| <text:s text:c="6"/>| </text:p>
      <text:p text:style-name="P2"><text:s text:c="6"/>| <text:s text:c="18"/><text:tab/> <text:s text:c="9"/>| <text:s text:c="4"/>/</text:p>
      <text:p text:style-name="P2"><text:s text:c="6"/>|___________________| <text:s/>/</text:p>
      <text:p text:style-name="P2"><text:s text:c="5"/><text:span text:style-name="T8"><text:s/>↓</text:span></text:p>
      <text:p text:style-name="Standard"><draw:frame text:anchor-type="paragraph" draw:z-index="1" draw:name="Text Frame 2" draw:style-name="gr2" draw:text-style-name="P25" svg:width="5.689cm" svg:height="1.625cm" svg:x="0.589cm" svg:y="0.616cm"><draw:text-box><text:p text:style-name="P24"><text:span text:style-name="T18">O jogador (P) e outros elementos podem </text:span><text:span text:style-name="T18">andar ou se mover dentro do limite </text:span><text:span text:style-name="T18">definido pelas paredes, mas não podem </text:span><text:span text:style-name="T18">atravessar essa linha inferior.</text:span></text:p></draw:text-box></draw:frame><text:s text:c="6"/>Chão (Piso) <text:span text:style-name="T6">Ultima linha de matriz (111111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Algoritmo <text:span text:style-name="T1">FLOOD FILL:</text:span></text:p>
      <text:p text:style-name="Text_20_body"><text:tab/>Um algoritmo Flood Fill é uma técnica usada para explorar áreas conectadas em um espaço, começando de um ponto inicial. Ele verifica todas as células adjacentes (geralmente quatro direções: cima, baixo, direita e esquerda) e marca as áreas acessíveis enquanto respeita limites ou barreiras.</text:p>
      <text:p text:style-name="Text_20_body">Por exemplo:</text:p>
      <text:list text:style-name="L10">
        <text:list-item>
          <text:p text:style-name="P20">É usado em editores gráficos para preencher regiões delimitadas.</text:p>
        </text:list-item>
        <text:list-item>
          <text:p text:style-name="P20">Em jogos, valida se o jogador pode alcançar colecionáveis ou saídas no mapa.</text:p>
        </text:list-item>
      </text:list>
      <text:p text:style-name="Text_20_body"><text:tab/>A ideia é <text:s/>"encher" ou "inundar" áreas conectadas com base em regras definidas.</text:p>
      <text:p text:style-name="Standard"/>
      <text:p text:style-name="Standard"/>
      <text:p text:style-name="Standard"/>
      <text:p text:style-name="P8">mlx_init() do MiniLibX</text:p>
      <text:p text:style-name="P22">A função <text:span text:style-name="Source_20_Text"><text:span text:style-name="T1">mlx_init()</text:span></text:span><text:span text:style-name="T1"> </text:span>é usada para inicializar a MiniLibX e estabelecer uma conexão com o sistema gráfico do seu ambiente. É o primeiro passo para usar a MiniLibX em seu programa.</text:p>
      <text:h text:style-name="Heading_20_3" text:outline-level="3"><text:span text:style-name="Strong_20_Emphasis">O que ela faz?</text:span></text:h>
      <text:list text:style-name="L11">
        <text:list-item>
          <text:p text:style-name="P21"><text:span text:style-name="Strong_20_Emphasis">Cria uma instância gráfica</text:span>: Ela prepara o contexto necessário para usar outras funções da MiniLibX, como criar janelas, carregar imagens, e lidar com eventos.</text:p>
        </text:list-item>
        <text:list-item>
          <text:p text:style-name="P21"><text:span text:style-name="Strong_20_Emphasis">Configura o ambiente gráfico</text:span>: Em sistemas baseados no X Window System, como Linux, ela se conecta ao servidor X11 e configura recursos gráficos necessários.</text:p>
        </text:list-item>
        <text:list-item>
          <text:p text:style-name="P21"><text:span text:style-name="Strong_20_Emphasis">Retorna um ponteiro</text:span>: Se a inicialização for bem-sucedida, <text:span text:style-name="Source_20_Text">mlx_init()</text:span> retorna um ponteiro que é usado em outras funções (como <text:span text:style-name="Source_20_Text">mlx_new_window</text:span>). Caso falhe, retorna <text:span text:style-name="Source_20_Text">NULL</text:span>.</text:p>
        </text:list-item>
      </text:list>
      <text:h text:style-name="Heading_20_3" text:outline-level="3"><text:soft-page-break/><text:span text:style-name="Strong_20_Emphasis">Resumo do propósito</text:span></text:h>
      <text:p text:style-name="Text_20_body">É uma função essencial que configura o sistema gráfico da MiniLibX e serve como base para todas as interações visuais no seu projeto. Sem <text:span text:style-name="Source_20_Text">mlx_init()</text:span>, as funções gráficas da biblioteca não podem ser usadas.</text:p>
      <text:p text:style-name="P7"/>
      <text:p text:style-name="P7"/>
      <text:p text:style-name="P22"><text:span text:style-name="Strong_20_Emphasis">"Inicializa a instância gráfica da MiniLibX"</text:span>, não estamos nos referindo a algo provisório. A palavra "instância" nesse contexto significa criar um objeto ou entidade que representa o sistema gráfico da MiniLibX, permitindo interagir com suas funcionalidades. É uma forma de inicializar o sistema gráfico e estabelecer uma conexão que permanecerá ativa enquanto o programa estiver rodando.</text:p>
      <text:p text:style-name="Text_20_body">Portanto, a inicialização <text:span text:style-name="Strong_20_Emphasis">não é provisória</text:span>, mas sim um passo essencial e permanente (durante a execução do programa) para começar a usar as funções gráficas da MiniLibX, como criar janelas, carregar imagens e processar eventos.</text:p>
      <text:p text:style-name="P7"/>
      <text:p text:style-name="P7"/>
      <text:p text:style-name="P22"><text:span text:style-name="Source_20_Text">mlx_new_window(game-&gt;mlx, game-&gt;map_width * TILE_SIZE, game-&gt;map_height * TILE_SIZE, "so_long");</text:span>:</text:p>
      <text:list text:style-name="L12">
        <text:list-item>
          <text:p text:style-name="P23">Aqui a função calcula a largura e altura da janela:</text:p>
          <text:list>
            <text:list-item>
              <text:p text:style-name="P23"><text:span text:style-name="Strong_20_Emphasis">Largura</text:span>: <text:span text:style-name="Source_20_Text">game-&gt;map_width * TILE_SIZE = 7 * 64 = 448 pixels</text:span>.</text:p>
            </text:list-item>
            <text:list-item>
              <text:p text:style-name="P23"><text:span text:style-name="Strong_20_Emphasis">Altura</text:span>: <text:span text:style-name="Source_20_Text">game-&gt;map_height * TILE_SIZE = 7 * 64 = 448 pixels</text:span>.</text:p>
            </text:list-item>
          </text:list>
        </text:list-item>
        <text:list-item>
          <text:p text:style-name="P23">A janela criada terá o título <text:span text:style-name="Strong_20_Emphasis">"so_long"</text:span>, com essas dimensões em pixels.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21:02:48.809778694</meta:creation-date>
    <dc:date>2025-04-16T12:38:29.330153990</dc:date>
    <meta:editing-duration>P2DT13H51M53S</meta:editing-duration>
    <meta:editing-cycles>14</meta:editing-cycles>
    <meta:generator>LibreOffice/24.2.7.2$Linux_X86_64 LibreOffice_project/420$Build-2</meta:generator>
    <meta:document-statistic meta:table-count="1" meta:image-count="0" meta:object-count="0" meta:page-count="4" meta:paragraph-count="111" meta:word-count="1030" meta:character-count="6157" meta:non-whitespace-character-count="4932"/>
  </office:meta>
</office:document-meta>
</file>